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1.6E-05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office:value-type="string" calcext:value-type="string">
            <text:p>update every in s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magnet pairs</text:p>
          </table:table-cell>
          <table:table-cell office:value-type="string" calcext:value-type="string">
            <text:p>time for 1 revolution</text:p>
          </table:table-cell>
          <table:table-cell office:value-type="string" calcext:value-type="string">
            <text:p>Revolutions / s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4]*[.F3]" office:value-type="float" office:value="0.000128" calcext:value-type="float">
            <text:p>0.00012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K4]*[.J4]*[.I4]" office:value-type="float" office:value="0.086016" calcext:value-type="float">
            <text:p>0.086016</text:p>
          </table:table-cell>
          <table:table-cell table:formula="of:=1/[.L4]" office:value-type="float" office:value="11.625744047619" calcext:value-type="float">
            <text:p>11.625744047619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43491714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43491714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286983428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30475142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43491714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286983428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30475142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573966855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034968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860950283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004442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4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3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4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43491714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.00.0000</text:date>, <text:time style:data-style-name="N2" text:time-value="23:06:54.0786656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5:33:17.656939079</meta:creation-date>
    <dc:date>2022-09-17T23:08:55.435958537</dc:date>
    <meta:editing-duration>PT2H9M9S</meta:editing-duration>
    <meta:editing-cycles>10</meta:editing-cycles>
    <meta:generator>LibreOffice/6.4.7.2$Linux_X86_64 LibreOffice_project/40$Build-2</meta:generator>
    <meta:document-statistic meta:table-count="1" meta:cell-count="1527" meta:object-count="0"/>
  </office:meta>
</office:document-meta>
</file>